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326in" style:rel-column-width="13557*"/>
    </style:style>
    <style:style style:name="Table1.B" style:family="table-column">
      <style:table-column-properties style:column-width="1.6924in" style:rel-column-width="16015*"/>
    </style:style>
    <style:style style:name="Table1.C" style:family="table-column">
      <style:table-column-properties style:column-width="1.6278in" style:rel-column-width="15404*"/>
    </style:style>
    <style:style style:name="Table1.D" style:family="table-column">
      <style:table-column-properties style:column-width="2.1722in" style:rel-column-width="2055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326in" style:rel-column-width="13557*"/>
    </style:style>
    <style:style style:name="Table2.B" style:family="table-column">
      <style:table-column-properties style:column-width="1.6924in" style:rel-column-width="16015*"/>
    </style:style>
    <style:style style:name="Table2.C" style:family="table-column">
      <style:table-column-properties style:column-width="1.6278in" style:rel-column-width="15404*"/>
    </style:style>
    <style:style style:name="Table2.D" style:family="table-column">
      <style:table-column-properties style:column-width="2.1722in" style:rel-column-width="2055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officeooo:rsid="00116827" officeooo:paragraph-rsid="00116827"/>
    </style:style>
    <style:style style:name="P2" style:family="paragraph" style:parent-style-name="Standard">
      <style:text-properties style:font-name="Liberation Serif" officeooo:rsid="00116827" officeooo:paragraph-rsid="00133911"/>
    </style:style>
    <style:style style:name="P3" style:family="paragraph" style:parent-style-name="Standard">
      <style:text-properties style:font-name="Liberation Serif" officeooo:rsid="00116827" officeooo:paragraph-rsid="00161153"/>
    </style:style>
    <style:style style:name="P4" style:family="paragraph" style:parent-style-name="Standard">
      <style:text-properties style:font-name="Liberation Serif" fo:font-weight="bold" officeooo:rsid="00116827" officeooo:paragraph-rsid="00116827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16827" officeooo:paragraph-rsid="00133911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76fd5" officeooo:paragraph-rsid="00116827" style:font-weight-asian="bold" style:font-weight-complex="bold"/>
    </style:style>
    <style:style style:name="P7" style:family="paragraph" style:parent-style-name="Standard">
      <style:text-properties style:font-name="Liberation Serif" officeooo:rsid="0012ca75" officeooo:paragraph-rsid="0012ca75"/>
    </style:style>
    <style:style style:name="P8" style:family="paragraph" style:parent-style-name="Standard">
      <style:text-properties style:font-name="Liberation Serif" style:text-underline-style="solid" style:text-underline-width="auto" style:text-underline-color="font-color" officeooo:rsid="00116827" officeooo:paragraph-rsid="00116827"/>
    </style:style>
    <style:style style:name="P9" style:family="paragraph" style:parent-style-name="Standard">
      <style:text-properties style:font-name="Liberation Serif" style:text-underline-style="solid" style:text-underline-width="auto" style:text-underline-color="font-color" officeooo:rsid="00116827" officeooo:paragraph-rsid="00133911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officeooo:rsid="00133911" officeooo:paragraph-rsid="00133911"/>
    </style:style>
    <style:style style:name="P11" style:family="paragraph" style:parent-style-name="Table_20_Contents">
      <style:text-properties style:font-name="Liberation Serif" fo:font-size="16pt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6pt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6pt" officeooo:paragraph-rsid="00133911" style:font-size-asian="16pt" style:font-size-complex="16pt"/>
    </style:style>
    <style:style style:name="P14" style:family="paragraph" style:parent-style-name="Table_20_Contents">
      <style:text-properties style:font-name="Liberation Serif" fo:font-size="16pt" officeooo:paragraph-rsid="00133911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color="#999999" style:font-name="Liberation Serif" fo:font-size="16pt" officeooo:rsid="00133911" officeooo:paragraph-rsid="00133911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color="#999999" style:font-name="Liberation Serif" fo:font-size="16pt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color="#999999" style:font-name="Liberation Serif" fo:font-size="16pt" officeooo:paragraph-rsid="00133911" style:font-size-asian="16pt" style:font-size-complex="16pt"/>
    </style:style>
    <style:style style:name="P18" style:family="paragraph" style:parent-style-name="Standard">
      <style:text-properties style:font-name="Liberation Serif" officeooo:rsid="0012ca75" officeooo:paragraph-rsid="00116827"/>
    </style:style>
    <style:style style:name="T1" style:family="text">
      <style:text-properties fo:color="#999999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3911"/>
    </style:style>
    <style:style style:name="T4" style:family="text">
      <style:text-properties officeooo:rsid="00161153"/>
    </style:style>
    <style:style style:name="T5" style:family="text">
      <style:text-properties officeooo:rsid="00176fd5"/>
    </style:style>
    <style:style style:name="T6" style:family="text">
      <style:text-properties officeooo:rsid="001848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version Table (Mission Form)</text:p>
      <text:p text:style-name="P4"/>
      <text:p text:style-name="P1">This <text:span text:style-name="T6">form </text:span>helps you to keep track of the conversion of ASCII characters to <text:span text:style-name="T4">decimal (DEC)</text:span>, hexadecimal <text:span text:style-name="T4">(HEX)</text:span>, and binary <text:span text:style-name="T4">(BIN) </text:span>representation. </text:p>
      <text:p text:style-name="P1"/>
      <text:p text:style-name="P1">ASCII characters: <text:span text:style-name="T2"><text:s text:c="4"/></text:span><text:span text:style-name="T1">Hello Qcamp!</text:span><text:span text:style-name="T2"> <text:s text:c="4"/></text:span>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ASCII character</text:p>
          </table:table-cell>
          <table:table-cell table:style-name="Table1.A1" office:value-type="string">
            <text:p text:style-name="P10">DEC Representation</text:p>
          </table:table-cell>
          <table:table-cell table:style-name="Table1.A1" office:value-type="string">
            <text:p text:style-name="P10">HEX Representation</text:p>
          </table:table-cell>
          <table:table-cell table:style-name="Table1.D1" office:value-type="string">
            <text:p text:style-name="P10">BIN Representation</text:p>
          </table:table-cell>
        </table:table-row>
        <table:table-row>
          <table:table-cell table:style-name="Table1.A2" office:value-type="string">
            <text:p text:style-name="P15">[STX]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H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l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l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o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[Space]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Q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c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a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m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p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6">!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[ETX]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5"><text:soft-page-break/><text:span text:style-name="T5">Conversion </text:span>Table <text:span text:style-name="T3">(Blank Form)</text:span> </text:p>
      <text:p text:style-name="P5"/>
      <text:p text:style-name="P3">This <text:span text:style-name="T6">form </text:span>helps you to keep track of the conversion of ASCII characters to <text:span text:style-name="T4">decimal (DEC)</text:span>, hexadecimal <text:span text:style-name="T4">(HEX)</text:span>, and binary <text:span text:style-name="T4">(BIN) </text:span>representation. </text:p>
      <text:p text:style-name="P2"/>
      <text:p text:style-name="P2">ASCII characters: <text:span text:style-name="T2"><text:s text:c="21"/></text:span><text:span text:style-name="T1"><text:s text:c="6"/></text:span><text:span text:style-name="T2"><text:s text:c="5"/></text:span></text:p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ASCII character</text:p>
          </table:table-cell>
          <table:table-cell table:style-name="Table2.A1" office:value-type="string">
            <text:p text:style-name="P10">DEC Representation</text:p>
          </table:table-cell>
          <table:table-cell table:style-name="Table2.A1" office:value-type="string">
            <text:p text:style-name="P10">HEX Representation</text:p>
          </table:table-cell>
          <table:table-cell table:style-name="Table2.D1" office:value-type="string">
            <text:p text:style-name="P10">BIN Representation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  <table:table-cell table:style-name="Table2.D2" office:value-type="string">
            <text:p text:style-name="P14"/>
          </table:table-cell>
        </table:table-row>
      </table:table>
      <text:p text:style-name="P9"/>
      <text:p text:style-name="P8"/>
      <text:p text:style-name="P8"/>
      <text:p text:style-name="P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4.6.2$Linux_X86_64 LibreOffice_project/40m0$Build-2</meta:generator>
    <meta:editing-cycles>0</meta:editing-cycles>
    <meta:editing-duration>P0D</meta:editing-duration>
    <meta:document-statistic meta:table-count="2" meta:image-count="0" meta:object-count="0" meta:page-count="2" meta:paragraph-count="28" meta:word-count="88" meta:character-count="600" meta:non-whitespace-character-count="495"/>
  </office:meta>
</office:document-meta>
</file>